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ca453" officeooo:paragraph-rsid="001ca453"/>
    </style:style>
    <style:style style:name="P2" style:family="paragraph" style:parent-style-name="Standard">
      <style:text-properties style:font-name="Ubuntu" fo:font-size="14pt" officeooo:rsid="001ca453" officeooo:paragraph-rsid="001ca453" style:font-size-asian="14pt" style:font-size-complex="14pt"/>
    </style:style>
    <style:style style:name="P3" style:family="paragraph" style:parent-style-name="Standard" style:list-style-name="L1">
      <style:text-properties style:font-name="Ubuntu" fo:font-weight="bold" officeooo:rsid="001d5aea" officeooo:paragraph-rsid="001d5aea" style:font-weight-asian="bold" style:font-weight-complex="bold"/>
    </style:style>
    <style:style style:name="P4" style:family="paragraph" style:parent-style-name="Standard">
      <style:text-properties style:font-name="Ubuntu" fo:font-weight="bold" officeooo:rsid="001d5aea" officeooo:paragraph-rsid="001d5aea" style:font-weight-asian="bold" style:font-weight-complex="bold"/>
    </style:style>
    <style:style style:name="P5" style:family="paragraph" style:parent-style-name="Standard">
      <style:text-properties style:font-name="Ubuntu" fo:font-weight="bold" officeooo:rsid="0021ce0f" officeooo:paragraph-rsid="0021ce0f" style:font-weight-asian="bold" style:font-weight-complex="bold"/>
    </style:style>
    <style:style style:name="P6" style:family="paragraph" style:parent-style-name="Standard" style:list-style-name="L2">
      <style:text-properties style:font-name="Ubuntu" fo:font-weight="normal" officeooo:paragraph-rsid="001d5aea" style:font-weight-asian="normal" style:font-weight-complex="normal"/>
    </style:style>
    <style:style style:name="P7" style:family="paragraph" style:parent-style-name="Standard" style:list-style-name="L2">
      <style:text-properties style:font-name="Ubuntu" fo:font-weight="normal" officeooo:rsid="001d5aea" officeooo:paragraph-rsid="001d5aea" style:font-weight-asian="normal" style:font-weight-complex="normal"/>
    </style:style>
    <style:style style:name="P8" style:family="paragraph" style:parent-style-name="Standard" style:list-style-name="L2">
      <style:text-properties style:font-name="Ubuntu" fo:font-weight="normal" officeooo:rsid="001ef387" officeooo:paragraph-rsid="001ef387" style:font-weight-asian="normal" style:font-weight-complex="normal"/>
    </style:style>
    <style:style style:name="P9" style:family="paragraph" style:parent-style-name="Standard">
      <style:text-properties style:font-name="Ubuntu" fo:font-style="normal" fo:font-weight="normal" officeooo:rsid="001ef387" officeooo:paragraph-rsid="001ef387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text-properties style:font-name="Ubuntu" fo:font-style="normal" fo:font-weight="normal" officeooo:rsid="001ef387" officeooo:paragraph-rsid="001ef387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text-properties style:font-name="Ubuntu" fo:font-style="normal" fo:font-weight="normal" officeooo:rsid="00202913" officeooo:paragraph-rsid="00202913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text-properties style:font-name="Ubuntu" fo:font-style="normal" fo:font-weight="normal" officeooo:rsid="00202913" officeooo:paragraph-rsid="00202913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officeooo:paragraph-rsid="001ca453"/>
    </style:style>
    <style:style style:name="T1" style:family="text">
      <style:text-properties officeooo:rsid="001ca453"/>
    </style:style>
    <style:style style:name="T2" style:family="text">
      <style:text-properties style:font-name="Ubuntu" fo:font-weight="bold" officeooo:rsid="001ca453" style:font-weight-asian="bold" style:font-weight-complex="bold"/>
    </style:style>
    <style:style style:name="T3" style:family="text">
      <style:text-properties style:font-name="Ubuntu" officeooo:rsid="001ca453"/>
    </style:style>
    <style:style style:name="T4" style:family="text">
      <style:text-properties officeooo:rsid="001d5ae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ef387" style:font-style-asian="italic" style:font-style-complex="italic"/>
    </style:style>
    <style:style style:name="T8" style:family="text">
      <style:text-properties fo:font-style="italic" officeooo:rsid="001d5aea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ontenery</text:p>
      <text:p text:style-name="P1">Dzielą się na:</text:p>
      <text:list xml:id="list2577205751" text:style-name="L1">
        <text:list-item>
          <text:p text:style-name="P13"><text:span text:style-name="T2">sekwencyjne</text:span><text:span text:style-name="T3"> (jeden za drugim: vector, deque, list, array, forward_list), </text:span></text:p>
        </text:list-item>
        <text:list-item>
          <text:p text:style-name="P13"><text:span text:style-name="T2">asocjacyjne</text:span><text:span text:style-name="T3"> (uporządkowane w jakiś sposób: set, map, multiset, multimap),</text:span></text:p>
        </text:list-item>
        <text:list-item>
          <text:p text:style-name="P3"><text:span text:style-name="T1">a</text:span>daptery kontenerów<text:span text:style-name="T5"> (stack (LIFO), queue (FIFO), priority_queue (kolejka priorytetowa))</text:span></text:p>
        </text:list-item>
        <text:list-item>
          <text:p text:style-name="P3"><text:span text:style-name="T5"/></text:p>
        </text:list-item>
      </text:list>
      <text:p text:style-name="P5"><text:span text:style-name="T5">Biblioteka stl definiuję ok. 60 algorytmów dla kontenerów m.in. </text:span><text:span text:style-name="T9">for_each, reverse, find, find_if, sort, set. </text:span><text:span text:style-name="T10">Dołączamy wtedy bibliotekę &lt;algorithm&gt;.</text:span></text:p>
      <text:p text:style-name="P4"><text:span text:style-name="T5"/></text:p>
      <text:p text:style-name="P4"><text:span text:style-name="T5">Ogólna reguła jest taka: jeżeli chcemy wstawić coś do środka kontenera używamy listy, bo łatwo się tam dostać, nie trzeba przesuwać kolejnych elementów, jeżeli chcemy przeszukać kontener używamy vectora, łatwo go przeszukać.<text:line-break/><text:line-break/>VECTOR</text:span></text:p>
      <text:list xml:id="list4040472609" text:style-name="L2">
        <text:list-item>
          <text:p text:style-name="P6"><text:span text:style-name="T4">Do elementu vectora dostajemy się poprzez indeks</text:span><text:span text:style-name="T8"> mojWekt[i], lub mojWekt.at(i).</text:span></text:p>
        </text:list-item>
        <text:list-item>
          <text:p text:style-name="P7">Wstawianie obiektu na koniec wektora – <text:span text:style-name="T6">push_back(</text:span><text:span text:style-name="T7">coś</text:span><text:span text:style-name="T6">);</text:span></text:p>
        </text:list-item>
        <text:list-item>
          <text:p text:style-name="P8">Wstawianie do indekstu – <text:span text:style-name="T6">insert(iterator, coś);</text:span></text:p>
        </text:list-item>
        <text:list-item>
          <text:p text:style-name="P8">Metoda insert jest przeciążona, możemy wstawić np. dwa elementy – <text:span text:style-name="T6">insert(iterator, 2, coś);</text:span></text:p>
        </text:list-item>
        <text:list-item>
          <text:p text:style-name="P11">Deklarowanie iteratora – <text:span text:style-name="T6">std::vector&lt;string&gt;::iterator itStr;</text:span></text:p>
        </text:list-item>
        <text:list-item>
          <text:p text:style-name="P11">Iteratory służą do poruszania się po kontenerach</text:p>
        </text:list-item>
        <text:list-item>
          <text:p text:style-name="P11">Koncepcję iteratora spełnia zwykły wskaźnik, bo można na nim wykonać operacje typu +=, -=</text:p>
          <text:p text:style-name="P8"><text:span text:style-name="T6"/></text:p>
        </text:list-item>
      </text:list>
      <text:p text:style-name="P9">MAPA</text:p>
      <text:list xml:id="list1359514045" text:style-name="L3">
        <text:list-item>
          <text:p text:style-name="P10">Mapa jest parametryzowana kluczem i wartością.</text:p>
        </text:list-item>
        <text:list-item>
          <text:p text:style-name="P12">Iterator wskazuje na dwie wartości w mapie, <text:span text:style-name="T6">iterator → first - klucz, iterator → second</text:span> – wartość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11:53:01.002649014</meta:creation-date>
    <dc:date>2020-06-02T12:59:14.302438373</dc:date>
    <meta:editing-duration>PT4M40S</meta:editing-duration>
    <meta:editing-cycles>1</meta:editing-cycles>
    <meta:generator>LibreOffice/6.4.3.2$Linux_X86_64 LibreOffice_project/40$Build-2</meta:generator>
    <meta:document-statistic meta:table-count="0" meta:image-count="0" meta:object-count="0" meta:page-count="1" meta:paragraph-count="18" meta:word-count="177" meta:character-count="1275" meta:non-whitespace-character-count="1121"/>
  </office:meta>
</office:document-meta>
</file>